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50%" fo:orphans="2" fo:widows="2" fo:text-indent="0cm" style:auto-text-indent="false"/>
      <style:text-properties fo:font-variant="normal" fo:text-transform="none" fo:color="#00a0e4" style:font-name="Roboto" fo:font-size="11pt" fo:letter-spacing="normal" fo:font-style="normal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List_20_1">
      <style:paragraph-properties fo:line-height="150%" fo:orphans="2" fo:widows="2"/>
    </style:style>
    <style:style style:name="P3" style:family="paragraph" style:parent-style-name="Text_20_body" style:list-style-name="List_20_1">
      <style:paragraph-properties fo:line-height="150%" fo:orphans="2" fo:widows="2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Roboto" fo:font-size="9.60000038146973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line-height="150%" fo:orphans="2" fo:widows="2" fo:text-indent="0cm" style:auto-text-indent="false"/>
    </style:style>
    <style:style style:name="P7" style:family="paragraph" style:parent-style-name="Text_20_body" style:list-style-name="L4">
      <style:paragraph-properties fo:margin-left="0cm" fo:margin-right="0cm" fo:line-height="150%" fo:orphans="2" fo:widows="2" fo:text-indent="0cm" style:auto-text-indent="false"/>
    </style:style>
    <style:style style:name="P8" style:family="paragraph" style:parent-style-name="Text_20_body" style:list-style-name="L5">
      <style:paragraph-properties fo:margin-left="0cm" fo:margin-right="0cm" fo:line-height="150%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line-height="150%" fo:text-align="center" style:justify-single-word="false" fo:orphans="2" fo:widows="2" fo:text-indent="0cm" style:auto-text-indent="false"/>
      <style:text-properties fo:font-size="16pt" fo:font-weight="bold" officeooo:rsid="0013fcb2" officeooo:paragraph-rsid="0013fcb2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style:font-name="Roboto" fo:font-size="9.60000038146973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Roboto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9.60000038146973pt" fo:letter-spacing="normal" fo:font-style="normal" fo:font-weight="normal" officeooo:rsid="00127665" loext:padding="0cm" loext:border="none"/>
    </style:style>
    <style:style style:name="T4" style:family="text">
      <style:text-properties fo:font-variant="normal" fo:text-transform="none" fo:color="#000000" style:font-name="Roboto" fo:font-size="9.60000038146973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Roboto" fo:font-size="9.60000038146973pt" fo:letter-spacing="normal" fo:font-style="normal" fo:font-weight="normal" officeooo:rsid="0013fcb2" loext:padding="0cm" loext:border="none"/>
    </style:style>
    <style:style style:name="T6" style:family="text">
      <style:text-properties fo:font-variant="normal" fo:text-transform="none" fo:color="#000000" style:font-name="Roboto" fo:letter-spacing="normal" fo:font-style="normal" officeooo:rsid="00127665" loext:padding="0cm" loext:border="none"/>
    </style:style>
    <style:style style:name="T7" style:family="text">
      <style:text-properties fo:font-variant="normal" fo:text-transform="none" fo:color="#000000" style:font-name="Roboto" fo:letter-spacing="normal" fo:font-style="normal" loext:padding="0cm" loext:border="none"/>
    </style:style>
    <style:style style:name="T8" style:family="text">
      <style:text-properties fo:font-variant="normal" fo:text-transform="none" fo:color="#000000" style:font-name="Roboto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9" style:family="text">
      <style:text-properties fo:font-variant="normal" fo:text-transform="none" fo:color="#000000" style:font-name="Roboto" fo:font-size="11pt" fo:letter-spacing="normal" fo:font-style="italic" fo:font-weight="bold" style:font-size-asian="11pt" style:font-weight-asian="bold" style:font-size-complex="11pt" style:font-weight-complex="bold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Roboto" fo:font-size="9.60000038146973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text-line-through-style="none" style:text-line-through-type="none" style:font-name="Roboto" fo:font-size="9.60000038146973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Roboto" fo:font-size="9.60000038146973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3" style:family="text">
      <style:text-properties fo:color="#000000" officeooo:rsid="00127665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M</text:span><text:span text:style-name="T7">ission 5</text:span></text:p>
      <text:h text:style-name="P1" text:outline-level="2"><text:span text:style-name="T13">Opération 1 : Je prends en compte les besoins et je prépare mon plan d'actions</text:span></text:h>
      <text:p text:style-name="P5"><text:span text:style-name="T3">P</text:span><text:span text:style-name="Strong_20_Emphasis"><text:span text:style-name="T4">rendre en compte les besoins </text:span></text:span><text:span text:style-name="T4">exprimés et </text:span><text:span text:style-name="Strong_20_Emphasis"><text:span text:style-name="T4">concevoir méthodologiquement la structure de la base de données </text:span></text:span><text:span text:style-name="T4">nécessaire.</text:span></text:p>
      <text:p text:style-name="P5"><text:span text:style-name="T4">Comme il n'existe jamais une seule bonne solution en la matière, vous constituerez une </text:span><text:span text:style-name="Strong_20_Emphasis"><text:span text:style-name="T4">équipe </text:span></text:span><text:span text:style-name="T4">avec quelques autres novices de votre planète. Vous explorerez, ensemble, l'univers des possibles. Vous confronterez vos éléments de réponse afin d'aboutir à une </text:span><text:span text:style-name="Strong_20_Emphasis"><text:span text:style-name="T4">solution commune </text:span></text:span><text:span text:style-name="T4">pour la soumettre au Conseil.</text:span></text:p>
      <text:p text:style-name="P5"><text:span text:style-name="T4">Vous devrez donc élaborer, en équipe, un </text:span><text:span text:style-name="Strong_20_Emphasis"><text:span text:style-name="T4">document technique </text:span></text:span><text:span text:style-name="T4">contenant essentiellement les modèles Merise MCD et MPD de la base de données </text:span><text:span text:style-name="Emphasis"><text:span text:style-name="T4">MySQL </text:span></text:span><text:span text:style-name="T4">à créer ainsi que des commentaires sur les options et choix que vous aurez effectués pendant cette analyse.</text:span></text:p>
      <text:p text:style-name="P5"><text:span text:style-name="T4">Vous ferez enfin un </text:span><text:span text:style-name="Strong_20_Emphasis"><text:span text:style-name="T4">bilan des opérations </text:span></text:span><text:span text:style-name="T4">pour cette mission.</text:span></text:p>
      <text:p text:style-name="P5"><text:span text:style-name="T4">Cette étape de conception de la BDD s'inscrit dans une </text:span><text:span text:style-name="Strong_20_Emphasis"><text:span text:style-name="T4">démarche de gestion du projet de développement </text:span></text:span><text:span text:style-name="T4">de la future application. Après validation de votre analyse par le Conseil, Me Doya vous a laissé entendre que vous pourriez être chargé de la mise en place de la base de données correspondante.</text:span></text:p>
      <text:p text:style-name="P4">Plus tard, une application sera développée pour permettre de gérer ces données en toute sécurité.</text:p>
      <text:p text:style-name="P5"><text:span text:style-name="T4">Grâce à vous, les attaques du maître de l'univers </text:span><text:span text:style-name="Emphasis"><text:span text:style-name="T4">Incoerrance </text:span></text:span><text:span text:style-name="T4">resteront vaines !</text:span></text:p>
      <text:p text:style-name="P5"><text:span text:style-name="Strong_20_Emphasis"><text:span text:style-name="T8">opération 2 </text:span></text:span><text:span text:style-name="Strong_20_Emphasis"><text:span text:style-name="q"><text:span text:style-name="T9">Je recense les données à mémoriser et les contraintes qui les concernent</text:span></text:span></text:span><text:span text:style-name="T4"> </text:span></text:p>
      <text:list xml:id="list269307557" text:style-name="List_20_1">
        <text:list-item>
          <text:p text:style-name="P3"><text:span text:style-name="T4">vous avez bien </text:span><text:span text:style-name="Strong_20_Emphasis"><text:span text:style-name="T4">finalisé en équipe le dictionnaire des données,</text:span></text:span></text:p>
        </text:list-item>
      </text:list>
      <text:list xml:id="list2842470739" text:style-name="L3">
        <text:list-item>
          <text:p text:style-name="P6"><text:span text:style-name="Strong_20_Emphasis"><text:span text:style-name="T2"><text:s text:c="3"/>saisi ce dictionnaire </text:span></text:span><text:span text:style-name="T2">avec l'outil de modélisation commun.</text:span></text:p>
        </text:list-item>
      </text:list>
      <text:p text:style-name="P5"><text:span text:style-name="Strong_20_Emphasis"><text:span text:style-name="T8">Opération 3 </text:span></text:span><text:span text:style-name="Strong_20_Emphasis"><text:span text:style-name="q"><text:span text:style-name="T9">« Je dessine le modèle conceptuel de la base de données à créer»</text:span></text:span></text:span><text:span text:style-name="T4"> </text:span></text:p>
      <text:list xml:id="list142645520783194" text:continue-list="list269307557" text:style-name="List_20_1">
        <text:list-item>
          <text:p text:style-name="P2"><text:bookmark text:name="i8"/><text:span text:style-name="Strong_20_Emphasis"><text:span text:style-name="T11">Production MCD définitif VidéoStar </text:span></text:span><text:span text:style-name="T4">de l'équipe. </text:span></text:p>
        </text:list-item>
      </text:list>
      <text:p text:style-name="P5"><text:span text:style-name="Strong_20_Emphasis"><text:span text:style-name="T8">Opération 4 </text:span></text:span><text:span text:style-name="Strong_20_Emphasis"><text:span text:style-name="q"><text:span text:style-name="T9">«Je génère le schéma physique de la base MySQL correspondant au MCD et j'enrichis ce modèle»</text:span></text:span></text:span></text:p>
      <text:list xml:id="list3279709206" text:style-name="L4">
        <text:list-item>
          <text:p text:style-name="P7"><text:span text:style-name="T2">vous avez bien </text:span><text:span text:style-name="Strong_20_Emphasis"><text:span text:style-name="T2">finalisé en équipe le </text:span></text:span><text:span text:style-name="Emphasis"><text:span text:style-name="Strong_20_Emphasis"><text:span text:style-name="T2">MPD </text:span></text:span></text:span><text:span text:style-name="T2">avec l'outil de modélisation Merise,</text:span></text:p>
        </text:list-item>
        <text:list-item>
          <text:p text:style-name="P7"><text:span text:style-name="Strong_20_Emphasis"><text:span text:style-name="T2">apporté vos contributions au</text:span></text:span><text:bookmark text:name="i3"/><text:span text:style-name="Strong_20_Emphasis"><text:span text:style-name="T2"> </text:span></text:span><text:a xlink:type="simple" xlink:href="https://metis.afpa.fr/mod/wiki/view.php?id=6452029" office:target-frame-name="_blank" xlink:show="new" text:style-name="Internet_20_link" text:visited-style-name="Visited_20_Internet_20_Link"><text:span text:style-name="Strong_20_Emphasis"><text:span text:style-name="T10">Wiki Mission 5 Merise</text:span></text:span></text:a><text:span text:style-name="T2">.</text:span></text:p>
        </text:list-item>
      </text:list>
      <text:p text:style-name="P5"><text:span text:style-name="Strong_20_Emphasis"><text:span text:style-name="T8">Opération 5 </text:span></text:span><text:span text:style-name="Strong_20_Emphasis"><text:span text:style-name="q"><text:span text:style-name="T9">«Je documente la conception réalisée»</text:span></text:span></text:span><text:span text:style-name="Strong_20_Emphasis"><text:span text:style-name="T8">)</text:span></text:span></text:p>
      <text:list xml:id="list142646120035101" text:continue-list="list142645520783194" text:style-name="List_20_1">
        <text:list-item>
          <text:p text:style-name="P3"><text:span text:style-name="Strong_20_Emphasis"><text:span text:style-name="T4">dossier de conception de la Base de Données </text:span></text:span><text:span text:style-name="T4">de l'équipe. </text:span></text:p>
        </text:list-item>
      </text:list>
      <text:p text:style-name="P5"><text:span text:style-name="Strong_20_Emphasis"><text:span text:style-name="T8">Opération 6 </text:span></text:span><text:span text:style-name="Strong_20_Emphasis"><text:span text:style-name="q"><text:span text:style-name="T9">«J'analyse ma pratique de conception de base de données»</text:span></text:span></text:span></text:p>
      <text:list xml:id="list646294319" text:style-name="L5">
        <text:list-item>
          <text:p text:style-name="P8"><text:span text:style-name="T4">Le </text:span><text:span text:style-name="Strong_20_Emphasis"><text:span text:style-name="T4">document technique de l'équipe </text:span></text:span><text:span text:style-name="T4">complété et documenté, montrant les réalisations.</text:span></text:p>
        </text:list-item>
        <text:list-item>
          <text:p text:style-name="P8"><text:span text:style-name="T4">Les grilles </text:span><text:span text:style-name="Strong_20_Emphasis"><text:span text:style-name="T4">d'analyse du travail individuel et collectif </text:span></text:span><text:span text:style-name="T4">réalisé en équip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q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0T10:02:55.006000000</meta:creation-date>
    <dc:date>2021-01-20T14:26:44.006000000</dc:date>
    <meta:editing-duration>PT47S</meta:editing-duration>
    <meta:editing-cycles>1</meta:editing-cycles>
    <meta:document-statistic meta:table-count="0" meta:image-count="0" meta:object-count="0" meta:page-count="1" meta:paragraph-count="22" meta:word-count="359" meta:character-count="2196" meta:non-whitespace-character-count="1860"/>
    <meta:generator>LibreOffice/6.4.7.2$Windows_X86_64 LibreOffice_project/639b8ac485750d5696d7590a72ef1b496725cfb5</meta:generator>
  </office:meta>
</office:document-meta>
</file>